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cccccc" draw:marker-start-width="0.279cm" draw:marker-end-width="0.279cm" draw:fill="none" draw:fill-color="#ffffff" draw:auto-grow-height="false" fo:min-height="7.318cm" fo:padding-top="0.151cm" fo:padding-bottom="0.151cm" fo:padding-left="0.276cm" fo:padding-right="0.276cm" style:protect="size"/>
    </style:style>
    <style:style style:name="gr2" style:family="graphic" style:parent-style-name="standard">
      <style:graphic-properties draw:stroke="solid" svg:stroke-width="0.053cm" svg:stroke-color="#cccccc" draw:marker-start="" draw:marker-start-width="0.279cm" draw:marker-end-width="0.279cm" draw:fill="none" draw:fill-color="#ffffff" draw:auto-grow-height="false" fo:min-height="8.11cm" fo:padding-top="0.151cm" fo:padding-bottom="0.151cm" fo:padding-left="0.276cm" fo:padding-right="0.276cm" style:protect="size"/>
    </style:style>
    <style:style style:name="gr3" style:family="graphic" style:parent-style-name="standard">
      <style:graphic-properties draw:stroke="solid" svg:stroke-width="0.053cm" svg:stroke-color="#cccccc" draw:marker-start="" draw:marker-start-width="0.279cm" draw:marker-end-width="0.279cm" draw:fill="none" draw:fill-color="#ffffff" draw:auto-grow-height="false" fo:min-height="6.683cm" fo:padding-top="0.151cm" fo:padding-bottom="0.151cm" fo:padding-left="0.276cm" fo:padding-right="0.276cm" style:protect="size"/>
    </style:style>
    <style:style style:name="gr4" style:family="graphic" style:parent-style-name="standard">
      <style:graphic-properties draw:stroke="solid" svg:stroke-width="0.053cm" svg:stroke-color="#cccccc" draw:marker-start-width="0.279cm" draw:marker-end-width="0.279cm" draw:fill="none" draw:fill-color="#ffffff" draw:auto-grow-height="false" fo:min-height="7.826cm" fo:padding-top="0.151cm" fo:padding-bottom="0.151cm" fo:padding-left="0.276cm" fo:padding-right="0.276cm" style:protect="siz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Square_20_45_20_unfilled" draw:marker-end="Square_20_45_20_unfill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text-properties style:font-name="Courier" fo:font-size="12pt" style:font-size-asian="12pt" style:font-size-complex="12pt"/>
    </style:style>
    <style:style style:name="P2" style:family="paragraph">
      <style:paragraph-properties>
        <style:tab-stops>
          <style:tab-stop style:position="3.175cm"/>
        </style:tab-stops>
      </style:paragraph-properties>
      <style:text-properties style:font-name="Courier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Courier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Courier" fo:font-size="12pt" style:font-size-asian="12pt" style:font-size-complex="12pt"/>
    </style:style>
    <style:style style:name="T2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4" draw:id="id4" draw:layer="layout" svg:width="6.1cm" svg:height="9cm" svg:x="2.266cm" svg:y="14.987cm">
          <draw:text-box>
            <text:p text:style-name="P1"><text:span text:style-name="T1">PRO</text:span><text:span text:style-name="T1">DUCTS</text:span></text:p>
            <text:p text:style-name="P1"><text:span text:style-name="T1"/></text:p>
            <text:p text:style-name="P2"><text:span text:style-name="T1">Model:</text:span><text:span text:style-name="T1"><text:tab/></text:span><text:span text:style-name="T1">Product</text:span></text:p>
            <text:p text:style-name="P2"><text:span text:style-name="T1">has_many</text:span><text:span text:style-name="T1"><text:tab/></text:span><text:span text:style-name="T1">:orders</text:span></text:p>
            <text:p text:style-name="P2"><text:span text:style-name="T1">has_many</text:span><text:span text:style-name="T1"><text:tab/></text:span><text:span text:style-name="T1">:comments</text:span></text:p>
            <text:p text:style-name="P2"><text:span text:style-name="T2"/></text:p>
            <text:p text:style-name="P1"><text:span text:style-name="T1">---------------------</text:span></text:p>
            <text:p text:style-name="P1"><text:span text:style-name="T1"/></text:p>
            <text:p text:style-name="P2"><text:span text:style-name="T2">id</text:span><text:span text:style-name="T1">:</text:span><text:span text:style-name="T1"><text:tab/></text:span><text:span text:style-name="T1">integer</text:span></text:p>
            <text:p text:style-name="P2"><text:span text:style-name="T1">name:</text:span><text:span text:style-name="T1"><text:tab/></text:span><text:span text:style-name="T1">string</text:span></text:p>
            <text:p text:style-name="P2"><text:span text:style-name="T1">description:</text:span><text:span text:style-name="T1"><text:tab/></text:span><text:span text:style-name="T1">string</text:span><text:span text:style-name="T1"><text:tab/></text:span></text:p>
            <text:p text:style-name="P2"><text:span text:style-name="T1">image_url:</text:span><text:span text:style-name="T1"><text:tab/></text:span><text:span text:style-name="T1">string</text:span></text:p>
            <text:p text:style-name="P2"><text:span text:style-name="T1">created_at:</text:span><text:span text:style-name="T1"><text:tab/></text:span><text:span text:style-name="T1">datetime</text:span></text:p>
            <text:p text:style-name="P2"><text:span text:style-name="T1">updated_at:</text:span><text:span text:style-name="T1"><text:tab/></text:span><text:span text:style-name="T1">datetime</text:span></text:p>
            <text:p text:style-name="P2"><text:span text:style-name="T1">color:</text:span><text:span text:style-name="T1"><text:tab/></text:span><text:span text:style-name="T1">string</text:span></text:p>
            <text:p text:style-name="P2"><text:span text:style-name="T1">price:</text:span><text:span text:style-name="T1"><text:tab/></text:span><text:span text:style-name="T1">decimal</text:span></text:p>
            <text:p text:style-name="P2"><text:span text:style-name="T1"/></text:p>
          </draw:text-box>
          <draw:glue-point draw:id="4" svg:x="5cm" svg:y="-0.221cm"/>
        </draw:frame>
        <draw:frame draw:style-name="gr2" draw:text-style-name="P3" xml:id="id1" draw:id="id1" draw:layer="layout" svg:width="6.1cm" svg:height="9cm" svg:x="12.68cm" svg:y="3.54cm">
          <draw:text-box>
            <text:p text:style-name="P1"><text:span text:style-name="T3">COMMENTS</text:span></text:p>
            <text:p text:style-name="P1"><text:span text:style-name="T1"/></text:p>
            <text:p text:style-name="P2"><text:span text:style-name="T1">Model:</text:span><text:span text:style-name="T1"><text:tab/></text:span><text:span text:style-name="T1">Comment</text:span></text:p>
            <text:p text:style-name="P2"><text:span text:style-name="T1">belongs_to</text:span><text:span text:style-name="T1"><text:tab/></text:span><text:span text:style-name="T1">:user</text:span></text:p>
            <text:p text:style-name="P2"><text:span text:style-name="T1">belongs_to</text:span><text:span text:style-name="T1"><text:tab/></text:span><text:span text:style-name="T1">:product</text:span></text:p>
            <text:p text:style-name="P2"><text:span text:style-name="T2"/></text:p>
            <text:p text:style-name="P1"><text:span text:style-name="T1">---------------------</text:span></text:p>
            <text:p text:style-name="P1"><text:span text:style-name="T1"/></text:p>
            <text:p text:style-name="P2"><text:span text:style-name="T1">id:</text:span><text:span text:style-name="T1"><text:tab/></text:span><text:span text:style-name="T1">integer</text:span></text:p>
            <text:p text:style-name="P2"><text:span text:style-name="T2">user_id</text:span><text:span text:style-name="T1">:</text:span><text:span text:style-name="T1"><text:tab/></text:span><text:span text:style-name="T1">integer</text:span></text:p>
            <text:p text:style-name="P2"><text:span text:style-name="T2">product_id</text:span><text:span text:style-name="T1">: </text:span><text:span text:style-name="T1"><text:tab/></text:span><text:span text:style-name="T1">integer</text:span></text:p>
            <text:p text:style-name="P2"><text:span text:style-name="T1">review:</text:span><text:span text:style-name="T1"><text:tab/></text:span><text:span text:style-name="T1">string</text:span></text:p>
            <text:p text:style-name="P2"><text:span text:style-name="T1">rating:</text:span><text:span text:style-name="T1"><text:tab/></text:span><text:span text:style-name="T1">integer</text:span><text:span text:style-name="T1"><text:tab/></text:span></text:p>
            <text:p text:style-name="P2"><text:span text:style-name="T1">created_at:</text:span><text:span text:style-name="T1"><text:tab/></text:span><text:span text:style-name="T1">datetime</text:span></text:p>
            <text:p text:style-name="P2"><text:span text:style-name="T1">updated_at:</text:span><text:span text:style-name="T1"><text:tab/></text:span><text:span text:style-name="T1">datetime</text:span></text:p>
            <text:p text:style-name="P2"><text:span text:style-name="T1"/></text:p>
          </draw:text-box>
          <draw:glue-point draw:id="4" svg:x="-4.993cm" svg:y="0.926cm"/>
          <draw:glue-point draw:id="5" svg:x="-4.993cm" svg:y="0.362cm"/>
        </draw:frame>
        <draw:frame draw:style-name="gr3" draw:text-style-name="P3" xml:id="id2" draw:id="id2" draw:layer="layout" svg:width="6.1cm" svg:height="9cm" svg:x="2.27cm" svg:y="3.557cm">
          <draw:text-box>
            <text:p text:style-name="P1"><text:span text:style-name="T1">USERS</text:span></text:p>
            <text:p text:style-name="P1"><text:span text:style-name="T1"/></text:p>
            <text:p text:style-name="P2"><text:span text:style-name="T1">Model</text:span><text:span text:style-name="T1">:</text:span><text:span text:style-name="T1"><text:tab/></text:span><text:span text:style-name="T1">User</text:span></text:p>
            <text:p text:style-name="P2"><text:span text:style-name="T1">has_many</text:span><text:span text:style-name="T1"><text:tab/></text:span><text:span text:style-name="T1">:orders</text:span></text:p>
            <text:p text:style-name="P2"><text:span text:style-name="T1">has_many</text:span><text:span text:style-name="T1"><text:tab/></text:span><text:span text:style-name="T1">:comments</text:span></text:p>
            <text:p text:style-name="P2"><text:span text:style-name="T1"/></text:p>
            <text:p text:style-name="P1"><text:span text:style-name="T1">---------------------</text:span></text:p>
            <text:p text:style-name="P1"><text:span text:style-name="T1"/></text:p>
            <text:p text:style-name="P2"><text:span text:style-name="T2">id</text:span><text:span text:style-name="T1">:</text:span><text:span text:style-name="T1"><text:tab/></text:span><text:span text:style-name="T1">integer</text:span></text:p>
            <text:p text:style-name="P2"><text:span text:style-name="T1">first_name:</text:span><text:span text:style-name="T1"><text:tab/></text:span><text:span text:style-name="T1">integer</text:span></text:p>
            <text:p text:style-name="P2"><text:span text:style-name="T1">last_name: </text:span><text:span text:style-name="T1"><text:tab/></text:span><text:span text:style-name="T1">integer</text:span></text:p>
            <text:p text:style-name="P2"><text:span text:style-name="T1">created_at:</text:span><text:span text:style-name="T1"><text:tab/></text:span><text:span text:style-name="T1">datetime</text:span></text:p>
            <text:p text:style-name="P2"><text:span text:style-name="T1">updated_at:</text:span><text:span text:style-name="T1"><text:tab/></text:span><text:span text:style-name="T1">datetime</text:span></text:p>
            <text:p text:style-name="P2"><text:span text:style-name="T1">email:</text:span><text:span text:style-name="T1"><text:tab/></text:span><text:span text:style-name="T1">string</text:span></text:p>
            <text:p text:style-name="P2"><text:span text:style-name="T1">encrypted_</text:span></text:p>
            <text:p text:style-name="P2"><text:span text:style-name="T1">password:</text:span><text:span text:style-name="T1"><text:tab/></text:span><text:span text:style-name="T1">string</text:span></text:p>
            <text:p text:style-name="P2"><text:span text:style-name="T1"/></text:p>
            <text:p text:style-name="P2"><text:span text:style-name="T1">[...]</text:span></text:p>
          </draw:text-box>
          <draw:glue-point draw:id="4" svg:x="4.993cm" svg:y="-0.221cm"/>
        </draw:frame>
        <draw:frame draw:style-name="gr4" draw:text-style-name="P3" xml:id="id3" draw:id="id3" draw:layer="layout" svg:width="6.1cm" svg:height="9cm" svg:x="12.68cm" svg:y="14.987cm">
          <draw:text-box>
            <text:p text:style-name="P1"><text:span text:style-name="T1">ORDERS</text:span></text:p>
            <text:p text:style-name="P1"><text:span text:style-name="T1"/></text:p>
            <text:p text:style-name="P2"><text:span text:style-name="T1">Model</text:span><text:span text:style-name="T1">:</text:span><text:span text:style-name="T1"><text:tab/></text:span><text:span text:style-name="T1">Order</text:span></text:p>
            <text:p text:style-name="P2"><text:span text:style-name="T1">belongs_to</text:span><text:span text:style-name="T1"><text:tab/></text:span><text:span text:style-name="T1">:product</text:span></text:p>
            <text:p text:style-name="P2"><text:span text:style-name="T1">belongs_to</text:span><text:span text:style-name="T1"><text:tab/></text:span><text:span text:style-name="T1">:user</text:span></text:p>
            <text:p text:style-name="P1"><text:span text:style-name="T1"/></text:p>
            <text:p text:style-name="P1"><text:span text:style-name="T1">---------------------</text:span></text:p>
            <text:p text:style-name="P1"><text:span text:style-name="T1"/></text:p>
            <text:p text:style-name="P2"><text:span text:style-name="T1">id:</text:span><text:span text:style-name="T1"><text:tab/></text:span><text:span text:style-name="T1">integer</text:span></text:p>
            <text:p text:style-name="P2"><text:span text:style-name="T2">user_id</text:span><text:span text:style-name="T1">:</text:span><text:span text:style-name="T1"><text:tab/></text:span><text:span text:style-name="T1">integer</text:span></text:p>
            <text:p text:style-name="P2"><text:span text:style-name="T2">product_id</text:span><text:span text:style-name="T1">: </text:span><text:span text:style-name="T1"><text:tab/></text:span><text:span text:style-name="T1">integer</text:span></text:p>
            <text:p text:style-name="P2"><text:span text:style-name="T1">total:</text:span><text:span text:style-name="T1"><text:tab/></text:span><text:span text:style-name="T1">float</text:span></text:p>
          </draw:text-box>
          <draw:glue-point draw:id="4" svg:x="-4.993cm" svg:y="0.343cm"/>
          <draw:glue-point draw:id="5" svg:x="-4.993cm" svg:y="0.766cm"/>
        </draw:frame>
        <draw:connector draw:style-name="gr5" draw:text-style-name="P4" draw:layer="layout" svg:x1="18.78cm" svg:y1="8.04cm" svg:x2="18.78cm" svg:y2="8.04cm" draw:start-shape="id1" draw:end-shape="id1" svg:d="M18780 8040z" svg:viewBox="0 0 1 1">
          <text:p/>
        </draw:connector>
        <draw:connector draw:style-name="gr6" draw:text-style-name="P5" draw:layer="layout" draw:type="line" svg:x1="8.365cm" svg:y1="7.859cm" svg:x2="12.685cm" svg:y2="8.365cm" draw:start-shape="id2" draw:start-glue-point="4" draw:end-shape="id1" draw:end-glue-point="5" svg:d="M8365 7859l4320 506" svg:viewBox="0 0 4321 507">
          <text:p/>
        </draw:connector>
        <draw:connector draw:style-name="gr6" draw:text-style-name="P5" draw:layer="layout" draw:type="line" svg:x1="8.365cm" svg:y1="7.859cm" svg:x2="12.685cm" svg:y2="19.795cm" draw:start-shape="id2" draw:start-glue-point="4" draw:end-shape="id3" draw:end-glue-point="4" svg:d="M8365 7859l4320 11936" svg:viewBox="0 0 4321 11937">
          <text:p/>
        </draw:connector>
        <draw:connector draw:style-name="gr6" draw:text-style-name="P5" draw:layer="layout" draw:type="line" svg:x1="12.685cm" svg:y1="8.873cm" svg:x2="8.366cm" svg:y2="19.289cm" draw:start-shape="id1" draw:start-glue-point="4" draw:end-shape="id4" draw:end-glue-point="4" svg:d="M12685 8873l-4319 10416" svg:viewBox="0 0 4320 10417">
          <text:p/>
        </draw:connector>
        <draw:connector draw:style-name="gr6" draw:text-style-name="P5" draw:layer="layout" draw:type="line" svg:x1="12.685cm" svg:y1="20.176cm" svg:x2="8.366cm" svg:y2="19.289cm" draw:start-shape="id3" draw:start-glue-point="5" draw:end-shape="id4" draw:end-glue-point="4" svg:d="M12685 20176l-4319-887" svg:viewBox="0 0 4320 888">
          <text:p/>
        </draw:connector>
        <draw:frame draw:style-name="gr7" draw:text-style-name="P6" draw:layer="layout" svg:width="7.493cm" svg:height="1.673cm" svg:x="2.27cm" svg:y="1.281cm">
          <draw:text-box>
            <text:p>pirx-on-rails mod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09:42:07.439671601</meta:creation-date>
    <dc:date>2018-05-17T15:25:41.581075113</dc:date>
    <meta:editing-duration>PT4H19M55S</meta:editing-duration>
    <meta:editing-cycles>10</meta:editing-cycles>
    <meta:generator>LibreOffice/5.1.6.2$Linux_X86_64 LibreOffice_project/10m0$Build-2</meta:generator>
    <meta:document-statistic meta:object-count="10"/>
  </office:meta>
</office:document-meta>
</file>